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cc7" officeooo:paragraph-rsid="0008acc7"/>
    </style:style>
    <style:style style:name="P2" style:family="paragraph" style:parent-style-name="Standard">
      <style:text-properties officeooo:rsid="0008acc7" officeooo:paragraph-rsid="0008acc7"/>
    </style:style>
    <style:style style:name="P3" style:family="paragraph" style:parent-style-name="Standard">
      <style:text-properties officeooo:rsid="0008acc7" officeooo:paragraph-rsid="000b45a0"/>
    </style:style>
    <style:style style:name="T1" style:family="text">
      <style:text-properties officeooo:rsid="000b45a0"/>
    </style:style>
    <style:style style:name="T2" style:family="text">
      <style:text-properties officeooo:rsid="000bfe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y bugs you can find in installation</text:p>
      <text:p text:style-name="P1"><text:tab/></text:p>
      <text:p text:style-name="P3">Make it so there can be a group 0 and the server finds them</text:p>
      <text:p text:style-name="P3"/>
      <text:p text:style-name="P3"><text:s text:c="11"/><text:span text:style-name="T1">now group0 can play and is created on the makeuser and it has been tested (see picture)</text:span></text:p>
      <text:p text:style-name="P3"><text:tab/><text:span text:style-name="T2">also uninstall works. </text:span></text:p>
      <text:p text:style-name="P3"><text:span text:style-name="T1"><text:s/></text:span></text:p>
      <text:p text:style-name="P1">Make it so command injection vulnerability has a flag in the config file</text:p>
      <text:p text:style-name="P1"/>
      <text:p text:style-name="P1"><text:tab/><text:span text:style-name="T1">vulnerability2=0 | 1</text:span></text:p>
      <text:p text:style-name="P3"><text:s text:c="10"/></text:p>
      <text:p text:style-name="P3">Make is so that installation installs communication.py for all the clients</text:p>
      <text:p text:style-name="P3"/>
      <text:p text:style-name="P3"><text:tab/><text:span text:style-name="T1">fixed</text:span></text:p>
      <text:p text:style-name="P3"><text:s text:c="10"/></text:p>
      <text:p text:style-name="P1">Test it on Ubuntu 16.04</text:p>
      <text:p text:style-name="P1"/>
      <text:p text:style-name="P1"><text:tab/><text:span text:style-name="T1">tested (see picture)</text:span></text:p>
      <text:p text:style-name="P1"/>
      <text:p text:style-name="P1"/>
      <text:p text:style-name="P1">Change...</text:p>
      <text:p text:style-name="P1"/>
      <text:p text:style-name="P1">---<text:bookmark-start text:name="__DdeLink__117_1931737781"/>snip<text:bookmark-end text:name="__DdeLink__117_1931737781"/>---</text:p>
      <text:p text:style-name="P1">def send(msg, pipe):</text:p>
      <text:p text:style-name="P1"># <text:s text:c="3"/>Hopefully don't need this filtering now that the vulnerability below is fixed...</text:p>
      <text:p text:style-name="P1"># <text:s text:c="3"/>msg=msg.replace("'",'').replace(';','').replace('"','').replace('\n','').replace('(','[').replace(')',']').replace('&gt;','').replace('&lt;','').replace(':','')</text:p>
      <text:p text:style-name="P1"/>
      <text:p text:style-name="P1"><text:s text:c="4"/>try:</text:p>
      <text:p text:style-name="P1"><text:s text:c="8"/>sender = pipe.split('to')[0]</text:p>
      <text:p text:style-name="P1"><text:s text:c="8"/>f = open(pipeRoot + pipe + 'D/' + pipe, 'w')</text:p>
      <text:p text:style-name="P1"><text:s text:c="8"/>f.write(':' + sender + ':' + msg + '\n')</text:p>
      <text:p text:style-name="P1"><text:s text:c="8"/>f.flush()</text:p>
      <text:p text:style-name="P1"><text:s text:c="8"/>f.close()</text:p>
      <text:p text:style-name="P1"># This commented code is a vulnerability similar to readVulnerability</text:p>
      <text:p text:style-name="P1"># <text:s text:c="7"/>if len(msg)!=0:</text:p>
      <text:p text:style-name="P1"># <text:s text:c="15"/>msg='(echo :%s:%s &gt; %s%sD/%s) 2&gt; /dev/null &amp;'%(sender,msg,pipeRoot,pipe,pipe)</text:p>
      <text:p text:style-name="P1"># <text:s text:c="15"/>o=os.popen(msg)</text:p>
      <text:p text:style-name="P1"><text:s text:c="4"/>except Exception, p:</text:p>
      <text:p text:style-name="P1"><text:s text:c="8"/>pass</text:p>
      <text:p text:style-name="P1"><text:s text:c="4"/>#log('send error:%s'%p,1,0,1)</text:p>
      <text:p text:style-name="P1">---snip---</text:p>
      <text:p text:style-name="P1"/>
      <text:p text:style-name="P1">...to...</text:p>
      <text:p text:style-name="P1"/>
      <text:p text:style-name="P1">---snip---</text:p>
      <text:p text:style-name="P1">def send(msg, pipe):</text:p>
      <text:p text:style-name="P1"># <text:s text:c="3"/>Hopefully don't need this filtering now that the vulnerability below is fixed...</text:p>
      <text:p text:style-name="P1"><text:soft-page-break/># <text:s text:c="3"/>msg=msg.replace("'",'').replace(';','').replace('"','').replace('\n','').replace('(','[').replace(')',']').replace('&gt;','').replace('&lt;','').replace(':','')</text:p>
      <text:p text:style-name="P1"/>
      <text:p text:style-name="P1"><text:s text:c="4"/>try:</text:p>
      <text:p text:style-name="P1"><text:s text:c="8"/>sender = pipe.split('to')[0]</text:p>
      <text:p text:style-name="P1"># <text:s text:c="7"/>f = open(pipeRoot + pipe + 'D/' + pipe, 'w')</text:p>
      <text:p text:style-name="P1"># <text:s text:c="7"/>f.write(':' + sender + ':' + msg + '\n')</text:p>
      <text:p text:style-name="P1"># <text:s text:c="7"/>f.flush()</text:p>
      <text:p text:style-name="P1"># <text:s text:c="7"/>f.close()</text:p>
      <text:p text:style-name="P1"># This commented code is a vulnerability similar to readVulnerability</text:p>
      <text:p text:style-name="P1"><text:s text:c="8"/>if len(msg)!=0:</text:p>
      <text:p text:style-name="P1"><text:s text:c="16"/>msg='(echo :%s:%s &gt; %s%sD/%s) 2&gt; /dev/null &amp;'%(sender,msg,pipeRoot,pipe,pipe)</text:p>
      <text:p text:style-name="P1"><text:s text:c="16"/>o=os.popen(msg)</text:p>
      <text:p text:style-name="P1"><text:s text:c="4"/>except Exception, p:</text:p>
      <text:p text:style-name="P1"><text:s text:c="8"/>pass</text:p>
      <text:p text:style-name="P1"><text:s text:c="4"/>#log('send error:%s'%p,1,0,1)</text:p>
      <text:p text:style-name="P1">---snip---</text:p>
      <text:p text:style-name="P1"/>
      <text:p text:style-name="P1">J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56:56.306187526</meta:creation-date>
    <dc:date>2017-05-08T00:31:07.810370074</dc:date>
    <meta:editing-duration>PT40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233" meta:character-count="1977" meta:non-whitespace-character-count="1554"/>
  </office:meta>
</office:document-meta>
</file>